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64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0.402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5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6633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cc6633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cc6633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6633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ackground-color="#ff9966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ff9966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ff9966" fo:border-left="0.06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9966" fo:border-left="none" fo:border-right="none" fo:border-top="0.06pt solid #000000"/>
    </style:style>
    <style:style style:name="ce11" style:family="table-cell" style:parent-style-name="Default">
      <style:table-cell-properties fo:background-color="#ff9966"/>
    </style:style>
    <style:style style:name="ce12" style:family="table-cell" style:parent-style-name="Default">
      <style:table-cell-properties fo:border-bottom="0.06pt solid #000000" fo:background-color="#ff9966" fo:border-left="none" fo:border-right="none" fo:border-top="none"/>
    </style:style>
    <style:style style:name="ce13" style:family="table-cell" style:parent-style-name="Default">
      <style:table-cell-properties fo:background-color="#0047ff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cfe7f5" fo:border-left="0.06pt solid #000000" fo:border-right="0.06pt solid #000000" fo:border-top="none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none" fo:background-color="#ff9966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ff9966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ff9966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99ccff" fo:border-left="0.06pt solid #000000" fo:border-right="0.06pt solid #000000" fo:border-top="none"/>
    </style:style>
    <style:style style:name="ce21" style:family="table-cell" style:parent-style-name="Default">
      <style:table-cell-properties fo:background-color="#5c852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3deb3d"/>
    </style:style>
    <style:style style:name="ce23" style:family="table-cell" style:parent-style-name="Default">
      <style:table-cell-properties fo:background-color="#00ae00"/>
    </style:style>
    <style:style style:name="ce24" style:family="table-cell" style:parent-style-name="Default">
      <style:table-cell-properties fo:border-bottom="none" fo:background-color="#00b8ff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ackground-color="#5c8526" style:text-align-source="fix" style:repeat-content="false" fo:border-left="0.06pt solid #000000" fo:border-right="0.06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94bd5e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ce20"/>
        <table:table-column table:style-name="co1" table:default-cell-style-name="ce24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5" office:value-type="string" calcext:value-type="string" table:number-columns-spanned="5" table:number-rows-spanned="1">
            <text:p>pieces ordered by size and shape</text:p>
          </table:table-cell>
          <table:covered-table-cell table:number-columns-repeated="3" table:style-name="ce10"/>
          <table:covered-table-cell table:style-name="ce17"/>
          <table:table-cell table:style-name="ce21" office:value-type="string" calcext:value-type="string">
            <text:p>weight</text:p>
          </table:table-cell>
          <table:table-cell table:style-name="ce25" office:value-type="string" calcext:value-type="string">
            <text:p>% weigth</text:p>
          </table:table-cell>
          <table:table-cell table:style-name="ce21" office:value-type="string" calcext:value-type="string">
            <text:p>255 based</text:p>
          </table:table-cell>
        </table:table-row>
        <table:table-row table:style-name="ro1">
          <table:table-cell table:style-name="ce1" office:value-type="string" calcext:value-type="string">
            <text:p>1x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number-columns-repeated="3"/>
          <table:table-cell table:style-name="ce17"/>
          <table:table-cell table:style-name="ce22" office:value-type="float" office:value="1" calcext:value-type="float">
            <text:p>1</text:p>
          </table:table-cell>
          <table:table-cell table:style-name="ce26" table:formula="of:=[.G2]/[.G$11]" office:value-type="float" office:value="0.0204081632653061" calcext:value-type="float">
            <text:p>0.0204081633</text:p>
          </table:table-cell>
          <table:table-cell table:style-name="ce22" table:formula="of:=INT(256*[.H2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2x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2"/>
          <table:table-cell table:style-name="ce18"/>
          <table:table-cell table:style-name="ce22" office:value-type="float" office:value="5" calcext:value-type="float">
            <text:p>5</text:p>
          </table:table-cell>
          <table:table-cell table:style-name="ce26" table:formula="of:=[.G3]/[.G$11]" office:value-type="float" office:value="0.102040816326531" calcext:value-type="float">
            <text:p>0.1020408163</text:p>
          </table:table-cell>
          <table:table-cell table:style-name="ce22" table:formula="of:=INT(256*[.H3])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string" calcext:value-type="string">
            <text:p>2x2 L shapes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8"/>
          <table:table-cell table:style-name="ce22" office:value-type="float" office:value="14" calcext:value-type="float">
            <text:p>14</text:p>
          </table:table-cell>
          <table:table-cell table:style-name="ce26" table:formula="of:=[.G4]/[.G$11]" office:value-type="float" office:value="0.285714285714286" calcext:value-type="float">
            <text:p>0.2857142857</text:p>
          </table:table-cell>
          <table:table-cell table:style-name="ce22" table:formula="of:=INT(256*[.H4])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2x2</text:p>
          </table:table-cell>
          <table:table-cell table:style-name="ce7" office:value-type="float" office:value="5" calcext:value-type="float">
            <text:p>5</text:p>
          </table:table-cell>
          <table:table-cell table:style-name="ce11" table:number-columns-repeated="3"/>
          <table:table-cell table:style-name="ce18"/>
          <table:table-cell table:style-name="ce22" office:value-type="float" office:value="4" calcext:value-type="float">
            <text:p>4</text:p>
          </table:table-cell>
          <table:table-cell table:style-name="ce26" table:formula="of:=[.G5]/[.G$11]" office:value-type="float" office:value="0.0816326530612245" calcext:value-type="float">
            <text:p>0.0816326531</text:p>
          </table:table-cell>
          <table:table-cell table:style-name="ce22" table:formula="of:=INT(256*[.H5])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3x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number-columns-repeated="2"/>
          <table:table-cell table:style-name="ce18"/>
          <table:table-cell table:style-name="ce22" office:value-type="float" office:value="8" calcext:value-type="float">
            <text:p>8</text:p>
          </table:table-cell>
          <table:table-cell table:style-name="ce26" table:formula="of:=[.G6]/[.G$11]" office:value-type="float" office:value="0.163265306122449" calcext:value-type="float">
            <text:p>0.1632653061</text:p>
          </table:table-cell>
          <table:table-cell table:style-name="ce22" table:formula="of:=INT(256*[.H6])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string" calcext:value-type="string">
            <text:p>3x3 L shapes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8"/>
          <table:table-cell table:style-name="ce22" office:value-type="float" office:value="8" calcext:value-type="float">
            <text:p>8</text:p>
          </table:table-cell>
          <table:table-cell table:style-name="ce26" table:formula="of:=[.G7]/[.G$11]" office:value-type="float" office:value="0.163265306122449" calcext:value-type="float">
            <text:p>0.1632653061</text:p>
          </table:table-cell>
          <table:table-cell table:style-name="ce22" table:formula="of:=INT(256*[.H7])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string" calcext:value-type="string">
            <text:p>4x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number-columns-repeated="2"/>
          <table:table-cell table:style-name="ce18"/>
          <table:table-cell table:style-name="ce22" office:value-type="float" office:value="4" calcext:value-type="float">
            <text:p>4</text:p>
          </table:table-cell>
          <table:table-cell table:style-name="ce26" table:formula="of:=[.G8]/[.G$11]" office:value-type="float" office:value="0.0816326530612245" calcext:value-type="float">
            <text:p>0.0816326531</text:p>
          </table:table-cell>
          <table:table-cell table:style-name="ce22" table:formula="of:=INT(256*[.H8])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3x3</text:p>
          </table:table-cell>
          <table:table-cell table:style-name="ce7" office:value-type="float" office:value="6" calcext:value-type="float">
            <text:p>6</text:p>
          </table:table-cell>
          <table:table-cell table:style-name="ce11" table:number-columns-repeated="3"/>
          <table:table-cell table:style-name="ce18"/>
          <table:table-cell table:style-name="ce22" office:value-type="float" office:value="3" calcext:value-type="float">
            <text:p>3</text:p>
          </table:table-cell>
          <table:table-cell table:style-name="ce26" table:formula="of:=[.G9]/[.G$11]" office:value-type="float" office:value="0.0612244897959184" calcext:value-type="float">
            <text:p>0.0612244898</text:p>
          </table:table-cell>
          <table:table-cell table:style-name="ce22" table:formula="of:=INT(256*[.H9])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5x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2"/>
          <table:table-cell table:style-name="ce19"/>
          <table:table-cell table:style-name="ce22" office:value-type="float" office:value="2" calcext:value-type="float">
            <text:p>2</text:p>
          </table:table-cell>
          <table:table-cell table:style-name="ce26" table:formula="of:=[.G10]/[.G$11]" office:value-type="float" office:value="0.0408163265306122" calcext:value-type="float">
            <text:p>0.0408163265</text:p>
          </table:table-cell>
          <table:table-cell table:style-name="ce22" table:formula="of:=INT(256*[.H10])" office:value-type="float" office:value="10" calcext:value-type="float">
            <text:p>1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style-name="ce23" table:formula="of:=SUM([.G2:.G10])" office:value-type="float" office:value="49" calcext:value-type="float">
            <text:p>49</text:p>
          </table:table-cell>
          <table:table-cell/>
          <table:table-cell table:style-name="ce23" table:formula="of:=SUM([.I2:.I10])" office:value-type="float" office:value="251" calcext:value-type="float">
            <text:p>251</text:p>
          </table:table-cell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ce13" office:value-type="string" calcext:value-type="string" table:number-columns-spanned="3" table:number-rows-spanned="1">
            <text:p>Manual Copy of pickamount</text:p>
          </table:table-cell>
          <table:covered-table-cell table:number-columns-repeated="2" table:style-name="Default"/>
          <table:table-cell table:number-columns-repeated="2"/>
        </table:table-row>
        <table:table-row table:style-name="ro2">
          <table:table-cell office:value-type="string" calcext:value-type="string">
            <text:p>Piece nr.</text:p>
          </table:table-cell>
          <table:table-cell table:style-name="ce9" office:value-type="string" calcext:value-type="string" table:number-columns-spanned="2" table:number-rows-spanned="1">
            <text:p>pickamount<text:line-break/>Per piece</text:p>
          </table:table-cell>
          <table:covered-table-cell/>
          <table:table-cell/>
          <table:table-cell table:style-name="ce14" office:value-type="string" calcext:value-type="string">
            <text:p>normal</text:p>
          </table:table-cell>
          <table:table-cell table:style-name="ce14" office:value-type="string" calcext:value-type="string">
            <text:p>easy</text:p>
          </table:table-cell>
          <table:table-cell table:style-name="ce14" office:value-type="string" calcext:value-type="string">
            <text:p>hard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I2]"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I$4]/4" office:value-type="float" office:value="18.25" calcext:value-type="float">
            <text:p>18.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I$4]/4" office:value-type="float" office:value="18.25" calcext:value-type="float">
            <text:p>18.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I$4]/4" office:value-type="float" office:value="18.25" calcext:value-type="float">
            <text:p>18.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I$4]/4" office:value-type="float" office:value="18.25" calcext:value-type="float">
            <text:p>18.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I$5]" office:value-type="float" office:value="20" calcext:value-type="float">
            <text:p>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I$9]"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I$7]/4" office:value-type="float" office:value="10.25" calcext:value-type="float">
            <text:p>10.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[.I$7]/4" office:value-type="float" office:value="10.25" calcext:value-type="float">
            <text:p>10.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I$7]/4" office:value-type="float" office:value="10.25" calcext:value-type="float">
            <text:p>10.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I$7]/4" office:value-type="float" office:value="10.25" calcext:value-type="float">
            <text:p>10.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I$3]/2"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[.I$6]/2" office:value-type="float" office:value="20.5" calcext:value-type="float">
            <text:p>20.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I$8]/2" office:value-type="float" office:value="10" calcext:value-type="float">
            <text:p>1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I$10]/2"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I$3]/2"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[.I$6]/2" office:value-type="float" office:value="20.5" calcext:value-type="float">
            <text:p>20.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I$8]/2" office:value-type="float" office:value="10" calcext:value-type="float">
            <text:p>1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I$10]/2"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ce16" table:formula="of:=SUM([.E18:.E36])" office:value-type="float" office:value="255" calcext:value-type="float">
            <text:p>255</text:p>
          </table:table-cell>
          <table:table-cell table:style-name="ce16" table:formula="of:=SUM([.F18:.F36])" office:value-type="float" office:value="255" calcext:value-type="float">
            <text:p>255</text:p>
          </table:table-cell>
          <table:table-cell table:style-name="ce16" table:formula="of:=SUM([.G18:.G36])" office:value-type="float" office:value="255" calcext:value-type="float">
            <text:p>2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4T23:09:29.326306620</meta:creation-date>
    <dc:date>2020-07-25T00:12:15.618158931</dc:date>
    <meta:editing-duration>PT16M34S</meta:editing-duration>
    <meta:editing-cycles>1</meta:editing-cycles>
    <meta:document-statistic meta:table-count="1" meta:cell-count="165" meta:object-count="0"/>
    <meta:generator>LibreOffice/4.2.8.2$Linux_X86_64 LibreOffice_project/420m0$Build-2</meta:generator>
  </office:meta>
</office:document-meta>
</file>